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9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11" style:family="graphic" style:parent-style-name="standard">
      <style:graphic-properties draw:fill-color="#ff8ca1" draw:textarea-horizontal-align="justify" draw:textarea-vertical-align="middle" draw:auto-grow-height="true" fo:min-height="0cm" fo:min-width="0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15" style:family="graphic" style:parent-style-name="standard">
      <style:graphic-properties draw:fill-color="#bdd373" draw:textarea-horizontal-align="justify" draw:textarea-vertical-align="middle" draw:auto-grow-height="true" fo:min-height="0cm" fo:min-width="0cm" loext:decorative="false"/>
    </style:style>
    <style:style style:name="gr16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17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5.628cm" fo:min-width="0cm" fo:padding-top="0.15cm" fo:padding-bottom="0.15cm" fo:padding-left="0.275cm" fo:padding-right="0.275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ffb255"/>
      <style:paragraph-properties fo:text-align="center"/>
    </style:style>
    <style:style style:name="P4" style:family="paragraph">
      <loext:graphic-properties draw:fill="solid" draw:fill-color="#00b0be"/>
      <style:paragraph-properties fo:text-align="center"/>
    </style:style>
    <style:style style:name="P5" style:family="paragraph">
      <loext:graphic-properties draw:fill="solid" draw:fill-color="#f45f74"/>
      <style:paragraph-properties fo:text-align="center"/>
    </style:style>
    <style:style style:name="P6" style:family="paragraph">
      <loext:graphic-properties draw:fill="solid" draw:fill-color="#bdd373"/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cd8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98c127"/>
      <style:paragraph-properties fo:text-align="center"/>
    </style:style>
    <style:style style:name="P11" style:family="paragraph">
      <loext:graphic-properties draw:fill-color="#ffcd8e"/>
      <style:paragraph-properties fo:text-align="center"/>
    </style:style>
    <style:style style:name="P12" style:family="paragraph">
      <loext:graphic-properties draw:fill-color="#ff8ca1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bdd373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2cm" svg:height="1.5cm" svg:x="28.6cm" svg:y="4.1cm">
          <text:p text:style-name="P1">Test</text:p>
        </draw:rect>
        <draw:rect draw:style-name="gr2" draw:text-style-name="P3" draw:layer="layout" svg:width="3.3cm" svg:height="1.5cm" svg:x="28.6cm" svg:y="5.9cm">
          <text:p text:style-name="P1">Test</text:p>
        </draw:rect>
        <draw:rect draw:style-name="gr3" draw:text-style-name="P4" draw:layer="layout" svg:width="3.4cm" svg:height="1.4cm" svg:x="28.5cm" svg:y="9.7cm">
          <text:p text:style-name="P1">Test</text:p>
        </draw:rect>
        <draw:rect draw:style-name="gr4" draw:text-style-name="P5" draw:layer="layout" svg:width="3.4cm" svg:height="1.3cm" svg:x="28.5cm" svg:y="11.3cm">
          <text:p text:style-name="P1">Test</text:p>
        </draw:rect>
        <draw:rect draw:style-name="gr1" draw:text-style-name="P2" draw:layer="layout" svg:width="3.2cm" svg:height="1.5cm" svg:x="32.5cm" svg:y="4.1cm">
          <text:p text:style-name="P1">#FF8CA1</text:p>
        </draw:rect>
        <draw:rect draw:style-name="gr5" draw:text-style-name="P6" draw:layer="layout" svg:width="3.4cm" svg:height="1.4cm" svg:x="28.5cm" svg:y="12.8cm">
          <text:p text:style-name="P1">Process</text:p>
        </draw:rect>
        <draw:rect draw:style-name="gr6" draw:text-style-name="P7" draw:layer="layout" svg:width="10cm" svg:height="0.9cm" svg:x="26cm" svg:y="1.6cm">
          <text:p text:style-name="P1"><text:span text:style-name="T1">8 color</text:span></text:p>
        </draw:rect>
        <draw:rect draw:style-name="gr2" draw:text-style-name="P3" draw:layer="layout" svg:width="3.3cm" svg:height="1.5cm" svg:x="32.4cm" svg:y="5.9cm">
          <text:p text:style-name="P1">#FFB255</text:p>
        </draw:rect>
        <draw:rect draw:style-name="gr3" draw:text-style-name="P4" draw:layer="layout" svg:width="3.4cm" svg:height="1.4cm" svg:x="32.3cm" svg:y="9.7cm">
          <text:p text:style-name="P1">#00B0BE</text:p>
        </draw:rect>
        <draw:rect draw:style-name="gr7" draw:text-style-name="P8" draw:layer="layout" svg:width="3.3cm" svg:height="1.5cm" svg:x="28.6cm" svg:y="7.9cm">
          <text:p text:style-name="P1">Test</text:p>
        </draw:rect>
        <draw:rect draw:style-name="gr7" draw:text-style-name="P8" draw:layer="layout" svg:width="3.3cm" svg:height="1.5cm" svg:x="32.4cm" svg:y="7.9cm">
          <text:p text:style-name="P1">#FFB255</text:p>
        </draw:rect>
        <draw:frame draw:style-name="gr8" draw:text-style-name="P9" draw:layer="layout" svg:width="5.655cm" svg:height="0.726cm" svg:x="26.045cm" svg:y="2.7cm">
          <draw:text-box>
            <text:p>Alternating Light/Dark Pairs</text:p>
          </draw:text-box>
        </draw:frame>
        <draw:rect draw:style-name="gr4" draw:text-style-name="P5" draw:layer="layout" svg:width="3.4cm" svg:height="1.3cm" svg:x="32.3cm" svg:y="11.3cm">
          <text:p text:style-name="P1">#F45F74</text:p>
        </draw:rect>
        <draw:rect draw:style-name="gr5" draw:text-style-name="P6" draw:layer="layout" svg:width="3.4cm" svg:height="1.4cm" svg:x="32.3cm" svg:y="12.8cm">
          <text:p text:style-name="P1">#BDD373</text:p>
        </draw:rect>
        <draw:rect draw:style-name="gr9" draw:text-style-name="P10" draw:layer="layout" svg:width="3.4cm" svg:height="1.4cm" svg:x="28.5cm" svg:y="14.5cm">
          <text:p text:style-name="P1">Process</text:p>
        </draw:rect>
        <draw:rect draw:style-name="gr9" draw:text-style-name="P10" draw:layer="layout" svg:width="3.4cm" svg:height="1.4cm" svg:x="32.3cm" svg:y="14.5cm">
          <text:p text:style-name="P1">#98C127</text:p>
        </draw:rect>
        <draw:custom-shape draw:style-name="gr10" draw:text-style-name="P11" xml:id="id3" draw:id="id3" draw:layer="layout" svg:width="10.5cm" svg:height="5.4cm" svg:x="4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" draw:id="id1" draw:layer="layout" svg:width="6.8cm" svg:height="3.9cm" svg:x="7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xml:id="id2" draw:id="id2" draw:layer="layout" svg:width="2.769cm" svg:height="0.725cm" svg:x="13.4cm" svg:y="2.2cm">
          <draw:text-box>
            <text:p>Trace group</text:p>
          </draw:text-box>
        </draw:frame>
        <draw:connector draw:style-name="gr13" draw:text-style-name="P14" draw:layer="layout" draw:type="curve" svg:x1="10.8cm" svg:y1="4cm" svg:x2="14.784cm" svg:y2="2.925cm" draw:start-shape="id1" draw:start-glue-point="4" draw:end-shape="id2" draw:end-glue-point="2" svg:d="M10800 4000c0-805 3984-268 3984-1075" svg:viewBox="0 0 3985 1076">
          <text:p/>
        </draw:connector>
        <draw:frame draw:style-name="gr12" draw:text-style-name="P13" xml:id="id4" draw:id="id4" draw:layer="layout" svg:width="3.842cm" svg:height="0.725cm" svg:x="4.7cm" svg:y="1.275cm">
          <draw:text-box>
            <text:p>Memory composit</text:p>
          </draw:text-box>
        </draw:frame>
        <draw:connector draw:style-name="gr14" draw:text-style-name="P14" draw:layer="layout" draw:type="curve" svg:x1="10.15cm" svg:y1="3.1cm" svg:x2="6.621cm" svg:y2="2cm" draw:start-shape="id3" draw:start-glue-point="4" draw:end-shape="id4" svg:d="M10150 3100c0-825-3529-275-3529-1100" svg:viewBox="0 0 3530 1101">
          <text:p/>
        </draw:connector>
        <draw:custom-shape draw:style-name="gr15" draw:text-style-name="P15" draw:layer="layout" svg:width="1.2cm" svg:height="1.1cm" svg:x="7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2cm" svg:height="1.1cm" svg:x="9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2cm" svg:height="1.1cm" svg:x="11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2cm" svg:height="1.1cm" svg:x="12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xml:id="id6" draw:id="id6" draw:layer="layout" svg:width="4.839cm" svg:height="0.725cm" svg:x="14.3cm" svg:y="8.9cm">
          <draw:text-box>
            <text:p>Traces ordered by time</text:p>
          </draw:text-box>
        </draw:frame>
        <draw:connector draw:style-name="gr16" draw:text-style-name="P14" draw:layer="layout" draw:type="curve" svg:x1="10.9cm" svg:y1="6.9cm" svg:x2="14.3cm" svg:y2="9.262cm" draw:start-shape="id5" draw:start-glue-point="6" draw:end-shape="id6" draw:end-glue-point="3" svg:d="M10900 6900c0 1575 1133 2362 3400 2362" svg:viewBox="0 0 3401 2363">
          <text:p/>
        </draw:connector>
        <draw:custom-shape draw:style-name="gr17" draw:text-style-name="P16" xml:id="id5" draw:id="id5" draw:layer="layout" svg:width="0.6cm" svg:height="6.2cm" draw:transform="rotate (-1.5707963267949) translate (14cm 6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20:30:06.407396960</meta:creation-date>
    <meta:editing-duration>PT11M47S</meta:editing-duration>
    <meta:editing-cycles>8</meta:editing-cycles>
    <meta:generator>LibreOffice/25.8.0.4$Linux_X86_64 LibreOffice_project/48f00303701489684e67c38c28aff00cd5929e67</meta:generator>
    <dc:title>diagram</dc:title>
    <dc:date>2026-01-01T20:58:00.492682331</dc:date>
    <meta:document-statistic meta:object-count="29"/>
    <meta:template xlink:type="simple" xlink:actuate="onRequest" xlink:title="diagram" xlink:href="../../../../../../Templates/diagram1.otg" meta:date="2026-01-01T20:30:05.636826607"/>
  </office:meta>
</office:document-meta>
</file>